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118.46mm"/>
    </style:style>
    <style:style style:name="co3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7.38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34.22mm" fo:break-before="auto" style:use-optimal-row-height="true"/>
    </style:style>
    <style:style style:name="ta1" style:family="table" style:master-page-name="Primera_20_Entrega">
      <style:table-properties table:display="true" style:writing-mode="lr-tb" tableooo:tab-color="#ff0000"/>
    </style: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4" style:family="table-cell" style:parent-style-name="Default">
      <style:table-cell-properties fo:border="0.06pt solid #000000"/>
      <style:text-properties style:font-name="Ubuntu"/>
    </style:style>
    <style:style style:name="ce2" style:family="table-cell" style:parent-style-name="Default">
      <style:table-cell-properties fo:border="none"/>
    </style:style>
    <style:style style:name="ce6" style:family="table-cell" style:parent-style-name="Default" style:data-style-name="N38">
      <style:table-cell-properties fo:border="0.06pt solid #000000"/>
      <style:text-properties style:font-name="Ubuntu"/>
    </style:style>
    <style:style style:name="ce7" style:family="table-cell" style:parent-style-name="Default" style:data-style-name="N42">
      <style:table-cell-properties fo:border="0.06pt solid #000000"/>
      <style:text-properties style:font-name="Ubuntu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Linux Libertine G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n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4" office:value-type="string" calcext:value-type="string">
            <text:p>Número de Reunió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echa</text:p>
          </table:table-cell>
          <table:table-cell table:style-name="ce6" office:value-type="date" office:date-value="2019-08-06" calcext:value-type="date">
            <text:p>martes 6 de agosto de 201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ra Inicio</text:p>
          </table:table-cell>
          <table:table-cell table:style-name="ce7" office:value-type="time" office:time-value="PT04H30M00S" calcext:value-type="time">
            <text:p>04:30 A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ra Final</text:p>
          </table:table-cell>
          <table:table-cell table:style-name="ce7" office:value-type="time" office:time-value="PT18H10M00S" calcext:value-type="time">
            <text:p>06:10 P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esentes</text:p>
          </table:table-cell>
          <table:table-cell table:style-name="ce4" office:value-type="string" calcext:value-type="string">
            <text:p>Todo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azón de la Reunión</text:p>
          </table:table-cell>
          <table:table-cell table:style-name="ce4" office:value-type="string" calcext:value-type="string">
            <text:p>Reunion inicial para determinar los pasos a seguir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¿Que se realizó?</text:p>
          </table:table-cell>
          <table:table-cell table:style-name="ce4" office:value-type="string" calcext:value-type="string">
            <text:p>Se definen los componentes que debe de poseer la interfaz </text:p>
            <text:p>grafica en el navegador y la version de escritorio, desde el</text:p>
            <text:p>logeo, registro y el editor/visor</text:p>
            <text:p>Se plantea la existencia de un elemento adicional, un tutorial</text:p>
            <text:p>el cual se encargara de ayudar a que el usuario comprenda</text:p>
            <text:p>como utilizar la pagina web</text:p>
            <text:p>Se define el proceso que debe de existir para realizar la </text:p>
            <text:p>importacion de los archivos, convertirlos a JSON y enviarlos a</text:p>
            <text:p>la base de datos</text:p>
            <text:p>Se plantea una estructura basica de cada clase del proyecto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úmero de Reunión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Fecha</text:p>
          </table:table-cell>
          <table:table-cell table:style-name="ce6" office:value-type="date" office:date-value="2019-08-09" calcext:value-type="date">
            <text:p>viernes 9 de agosto de 2019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Hora Inicio</text:p>
          </table:table-cell>
          <table:table-cell table:style-name="ce7" office:value-type="time" office:time-value="PT03H20M00S" calcext:value-type="time">
            <text:p>03:20 AM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Hora Final</text:p>
          </table:table-cell>
          <table:table-cell table:style-name="ce7" office:value-type="time" office:time-value="PT18H00M00S" calcext:value-type="time">
            <text:p>06:00 PM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Presentes</text:p>
          </table:table-cell>
          <table:table-cell table:style-name="ce4" office:value-type="string" calcext:value-type="string">
            <text:p>Todo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azón de la Reunión</text:p>
          </table:table-cell>
          <table:table-cell table:style-name="ce4" office:value-type="string" calcext:value-type="string">
            <text:p>Avanzar en los diagramas y organización del grupo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¿Que se realizó?</text:p>
          </table:table-cell>
          <table:table-cell table:style-name="ce4" office:value-type="string" calcext:value-type="string">
            <text:p>Se discutieron los elementos que debe de tener la interfaz de nuestro</text:p>
            <text:p>página y se creó un esquema base que contiene dichos elementos,</text:p>
            <text:p>tanto como para ingresar el archivo y el login</text:p>
            <text:p>Se discutieron algunas clases que debe de contener nuestra página</text:p>
            <text:p>Se crearon los documentos base que serán utilizados en entregas</text:p>
            <text:p>posteriores</text:p>
            <text:p>Se creo un nuevo repositorio que contiene los documentos</text:p>
            <text:p><text:span text:style-name="T1">Se discutieron dudas respecto al funcionamiento que debe de realizar</text:span></text:p>
            <text:p><text:span text:style-name="T2">Esta página web, las cuales serán aclaradas durante la otra semana</text:span>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/>
      <number:text> de </number:text>
      <number:month number:style="long" number:textual="true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-00-0000</text:date>, <text:time style:data-style-name="N2" text:time-value="17:51:06.438502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rimera_20_Entrega" style:display-name="Primera 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dc:date>2019-08-09T18:00:52.659271259</dc:date>
    <meta:editing-duration>PT36M55S</meta:editing-duration>
    <meta:editing-cycles>5</meta:editing-cycles>
    <meta:document-statistic meta:table-count="1" meta:cell-count="28" meta:object-count="0"/>
  </office:meta>
</office:document-meta>
</file>